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E81000052AF000052AF5AF2A8EA.svg" manifest:media-type="image/svg+xml"/>
  <manifest:file-entry manifest:full-path="Pictures/10000001000002C3000002C3B38C0C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64cm" svg:height="16.063cm" draw:transform="rotate (0.785398163397448) translate (-0.718cm 12.053cm)">
          <draw:image xlink:href="Pictures/10000E81000052AF000052AF5AF2A8EA.svg" xlink:type="simple" xlink:show="embed" xlink:actuate="onLoad" draw:mime-type="image/svg+xml">
            <text:p/>
          </draw:image>
          <draw:image xlink:href="Pictures/10000001000002C3000002C3B38C0CC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69cm" fo:margin-bottom="0.869cm" fo:margin-left="0.869cm" fo:margin-right="0.869cm" fo:page-width="21.167cm" fo:page-height="21.1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3-22T14:47:17.284290000</dc:date>
    <meta:editing-duration>PT1H2M11S</meta:editing-duration>
    <meta:editing-cycles>1</meta:editing-cycles>
    <meta:document-statistic meta:object-count="1"/>
    <meta:generator>LibreOffice/25.2.1.2$Windows_X86_64 LibreOffice_project/d3abf4aee5fd705e4a92bba33a32f40bc4e56f49</meta:generator>
  </office:meta>
</office:document-meta>
</file>